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ntro + priz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istor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at is it?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why phonegap?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atu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eat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bugg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stom plugin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y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ec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u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2"/>dem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c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uetooth serial + demo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cceloromet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eech to tex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robots conf</text:p>
          </table:table-cell>
          <table:table-cell/>
        </table:table-row>
        <table:table-row table:style-name="ro1">
          <table:table-cell office:value-type="string">
            <text:p><text:s text:c="2"/>video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 text:c="4"/>board of aweso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board of imagin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shopp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scream ligh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color commo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ver -&gt; next projec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ank you – questions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4/19/2014</text:date>, <text:time>21:1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Ronemous</meta:initial-creator>
    <meta:creation-date>2014-04-19T21:07:49</meta:creation-date>
    <dc:date>2014-04-19T21:12:50</dc:date>
    <dc:creator>Matthew Ronemous</dc:creator>
    <meta:editing-duration>PT5M2S</meta:editing-duration>
    <meta:editing-cycles>1</meta:editing-cycles>
    <meta:document-statistic meta:table-count="3" meta:cell-count="49" meta:object-count="0"/>
    <meta:generator>OpenOffice/4.0.1$Unix OpenOffice.org_project/401m5$Build-9714</meta:generator>
  </office:meta>
</office:document-meta>
</file>